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note">
      <style:text-properties officeooo:rsid="0015dd63" officeooo:paragraph-rsid="0015dd63"/>
    </style:style>
    <style:style style:name="P2" style:family="paragraph" style:parent-style-name="Footnote">
      <style:text-properties officeooo:rsid="00188720" officeooo:paragraph-rsid="00188720"/>
    </style:style>
    <style:style style:name="P3" style:family="paragraph" style:parent-style-name="Footnote">
      <style:text-properties officeooo:rsid="001bcdbb" officeooo:paragraph-rsid="001bcdbb"/>
    </style:style>
    <style:style style:name="P4" style:family="paragraph" style:parent-style-name="Heading_20_1">
      <style:text-properties officeooo:rsid="00153f78" officeooo:paragraph-rsid="00153f78"/>
    </style:style>
    <style:style style:name="P5" style:family="paragraph" style:parent-style-name="Text_20_body">
      <style:text-properties officeooo:rsid="00153f78" officeooo:paragraph-rsid="001a4529"/>
    </style:style>
    <style:style style:name="P6" style:family="paragraph" style:parent-style-name="Text_20_body" style:list-style-name="L1">
      <style:text-properties officeooo:rsid="0015dd63" officeooo:paragraph-rsid="0015dd63"/>
    </style:style>
    <style:style style:name="P7" style:family="paragraph" style:parent-style-name="Text_20_body">
      <style:text-properties officeooo:rsid="00178eee" officeooo:paragraph-rsid="00178eee"/>
    </style:style>
    <style:style style:name="P8" style:family="paragraph" style:parent-style-name="Text_20_body" style:list-style-name="L2">
      <style:text-properties officeooo:rsid="00178eee" officeooo:paragraph-rsid="00178eee"/>
    </style:style>
    <style:style style:name="P9" style:family="paragraph" style:parent-style-name="Text_20_body" style:list-style-name="L1">
      <style:text-properties officeooo:rsid="00178eee" officeooo:paragraph-rsid="00178eee"/>
    </style:style>
    <style:style style:name="P10" style:family="paragraph" style:parent-style-name="Text_20_body" style:list-style-name="L2">
      <style:text-properties officeooo:rsid="00188720" officeooo:paragraph-rsid="00188720"/>
    </style:style>
    <style:style style:name="P11" style:family="paragraph" style:parent-style-name="Text_20_body">
      <style:text-properties officeooo:rsid="00188720" officeooo:paragraph-rsid="00188720"/>
    </style:style>
    <style:style style:name="T1" style:family="text">
      <style:text-properties officeooo:rsid="00157b11"/>
    </style:style>
    <style:style style:name="T2" style:family="text">
      <style:text-properties officeooo:rsid="00188720"/>
    </style:style>
    <style:style style:name="T3" style:family="text">
      <style:text-properties officeooo:rsid="001a4529"/>
    </style:style>
    <style:style style:name="T4" style:family="text">
      <style:text-properties officeooo:rsid="001bcdb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tte Lenin doch Recht?</text:p>
      <text:h text:style-name="P4" text:outline-level="1">Zusammenfassung des I. Kapitels</text:h>
      <text:p text:style-name="P11">Das erste Kapitel “Konzentration der Produktion und Monopole” beschreibt “eine der wichtigsten Erscheinungen – wenn nicht die wichtigste – der Ökonomik des modernen Kapitalismus”<text:note text:id="ftn1" text:note-class="footnote"><text:note-citation>1</text:note-citation><text:note-body><text:p text:style-name="P2">S. 20 Z. 2-4 </text:p></text:note-body></text:note> nämlich die “Verwandlung der Konkuzenz in das Monopol”<text:note text:id="ftn2" text:note-class="footnote"><text:note-citation>2</text:note-citation><text:note-body><text:p text:style-name="P2">S. 20 Z. 1-2</text:p></text:note-body></text:note>.</text:p>
      <text:p text:style-name="P5">Die Kernidee <text:span text:style-name="T2">dieses Kapitels </text:span>ist die <text:span text:style-name="T2">U</text:span>ntersuchung der kapitalistischen Besonderheit, dass <text:span text:style-name="T1">die Produktion in immer größere Betriebe zusammen gefasst wird und dass jene Betriebe die Produktion effizienter </text:span><text:span text:style-name="T3">b</text:span><text:span text:style-name="T1">etreiben und immer größere Propertionen des Marktes in sich vereinnahmen.</text:span><text:span text:style-name="T1"><text:note text:id="ftn0" text:note-class="footnote"><text:note-citation>3</text:note-citation><text:note-body><text:p text:style-name="P1">S. 18 Z. 7-10</text:p></text:note-body></text:note></text:span><text:span text:style-name="T1"> </text:span><text:span text:style-name="T4">Diese Marktübernahme beschränkt sich jedoch nicht auf die einzelnen Industriezweige, anstatt dessen Entwickeln sich Eisenwerke mit eignen Häfen und Bahnen</text:span><text:span text:style-name="T4"><text:note text:id="ftn3" text:note-class="footnote"><text:note-citation>4</text:note-citation><text:note-body><text:p text:style-name="Footnote">vgl. Heymann, Hans Gideon: Die gemischten Werke im deutschen Großeisengewerbe, 1904. <text:span text:style-name="T4">S. 256</text:span></text:p></text:note-body></text:note></text:span><text:span text:style-name="T4">, diese horizontale Expansion bezeichnet Lenin als die “Kombinierung”</text:span><text:span text:style-name="T4"><text:note text:id="ftn4" text:note-class="footnote"><text:note-citation>5</text:note-citation><text:note-body><text:p text:style-name="P3">S. 20</text:p></text:note-body></text:note></text:span><text:span text:style-name="T4"> von Werken.</text:span></text:p>
      <text:p text:style-name="P5"/>
      <text:p text:style-name="P5"/>
      <text:p text:style-name="P5"><text:span text:style-name="T1">Diese Behauptung belegt er mit Folgenden Statistiken:</text:span></text:p>
      <text:list xml:id="list3821213456" text:style-name="L1">
        <text:list-item>
          <text:p text:style-name="P6">Der Prozentsatz an Großbetrieben in Deutschland verdreifachte sich von 1882 bis 1907.</text:p>
        </text:list-item>
        <text:list-item>
          <text:p text:style-name="P6">Der Prozentsatz an Arbeitern in diesen Betrieben stieg im selben zeitraum von 22% auf 37%.</text:p>
        </text:list-item>
        <text:list-item>
          <text:p text:style-name="P9">0,9% der deutschen Unternehmen sind Großbetriebe, auf sie entfallen 39,4% der Arbeiter auf sie, 75,3% der Pferdestärken der Dampfmaschinen und 77,2%.</text:p>
        </text:list-item>
      </text:list>
      <text:p text:style-name="P7">Unterpunkte:</text:p>
      <text:list xml:id="list53610170" text:style-name="L2">
        <text:list-item>
          <text:p text:style-name="P8">Konzentration der Produktion ist stärker als die Konzentration der Arbeit, da die Arbeit in den Großbetrieben viel produktiver ist. <text:span text:style-name="T3">Die gesteigerte Produktivität dieser Betriebe ist auch ein Produkt der “Kombinierung” ihrer Werke, wie es zum Beispiel der Fall war in der deutschen Eisenindustrie. Sie haben teilweise eigene Bahnen und Häfen.</text:span></text:p>
        </text:list-item>
        <text:list-item>
          <text:p text:style-name="P10">Einer kleineren Zahl an großen Betrieben fällt es leichter sich zu verbünden und sich abzuspreche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2-15T15:45:13.145196624</dc:date>
    <meta:editing-duration>PT24M40S</meta:editing-duration>
    <meta:editing-cycles>2</meta:editing-cycles>
    <meta:generator>LibreOffice/7.3.7.2$Linux_X86_64 LibreOffice_project/30$Build-2</meta:generator>
    <meta:document-statistic meta:table-count="0" meta:image-count="0" meta:object-count="0" meta:page-count="1" meta:paragraph-count="16" meta:word-count="258" meta:character-count="1778" meta:non-whitespace-character-count="1537"/>
  </office:meta>
</office:document-meta>
</file>